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style:font-name="Overpass"/>
    </style:style>
    <style:style style:name="P2" style:family="paragraph" style:parent-style-name="Standard">
      <style:paragraph-properties fo:line-height="150%" fo:text-align="justify" style:justify-single-word="false"/>
      <style:text-properties style:font-name="Overpass" fo:font-size="14pt" fo:font-weight="bold" officeooo:rsid="00096d9c" officeooo:paragraph-rsid="00096d9c" style:font-size-asian="14pt" style:font-weight-asian="bold" style:font-size-complex="14pt" style:font-weight-complex="bold"/>
    </style:style>
    <style:style style:name="P3" style:family="paragraph" style:parent-style-name="Standard">
      <style:paragraph-properties fo:line-height="150%" fo:text-align="justify" style:justify-single-word="false"/>
      <style:text-properties style:font-name="Overpass" fo:font-size="12pt" fo:font-weight="bold" style:font-size-asian="12pt" style:font-weight-asian="bold" style:font-size-complex="12pt" style:font-weight-complex="bold"/>
    </style:style>
    <style:style style:name="T1" style:family="text">
      <style:text-properties officeooo:rsid="00096d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2">Reading for Understanding: Betrant Titus</text:p>
      <text:p text:style-name="P1"/>
      <text:p text:style-name="P3">Paper 1: "Brain Drain: The mere presence of one's own smartphone reduces available cognitive capacity"</text:p>
      <text:p text:style-name="P1"/>
      <text:p text:style-name="P1">Conference Published: Journal of the Association for Consumer Research</text:p>
      <text:p text:style-name="P1">Google h5-index: N/A (Journal not found on Google Scholar)</text:p>
      <text:p text:style-name="P1">Google h5-median: N/A (Journal not found on Google Scholar)</text:p>
      <text:p text:style-name="P1">SCIMAGOJR 2-year impact factor: N/A (Journal not found on SCIMAGOJR)</text:p>
      <text:p text:style-name="P1">Number of citations: 80 citations</text:p>
      <text:p text:style-name="P1"/>
      <text:p text:style-name="P1">2.a. </text:p>
      <text:p text:style-name="P1">The authors are concerned with the problem of smartphones limiting the "cognitive capacity" or mental prowess of an individual even when the smartphone is not in use, and its resulting effect of impairment on the individual's ability to focus on the task at hand. The authors have indeed convinced me that this is an important problem because firstly, they are implying that smartphones don't even need to be turned on to be a distraction, and secondly they have supported this premise with a well-designed experiment that does prove their hypothesis, which drives the final nail into the coffin.</text:p>
      <text:p text:style-name="P1"/>
      <text:p text:style-name="P1">2.b. </text:p>
      <text:p text:style-name="P1">The authors did what they intended to do since they wanted to validate and prove their suspicion that the level of "connectedness" that smartphones offer, leading many a soul to be increasingly dependent on the same to the point of addiction is not the end of all of the evils of a smartphone. They wanted to prove that these smartphones can meddle with one's mind even when they aren't functioning. To prove this, they designed and conducted two well-designed and thought-out experiments, which included a test of one's available "cognitive capacity" over a series of questions designed to test the same, but with each group of <text:soft-page-break/>participants having their smartphones at a different level of locational accessibility. The second experiment was an interview with these participants, to try and rate the level of difficulty that they faced while working out those questions. Both these experiments were conducted on 520 undergraduate students. The hypothesis that they wanted to test was that smartphones inhibit an smartphone user's capability to focus on a problem even when the smartphone was turned off.</text:p>
      <text:p text:style-name="P1"/>
      <text:p text:style-name="P1">2.c. </text:p>
      <text:p text:style-name="P1">Yes, I am indeed convinced that the authors did a good job, and this is in fact a serious problem that many of us need to deal with. Their experiment was well designed and its working and its purpose was made clear to the reader by the use of simple, lucid language. Yes, their paper is very well written, and I cannot find any faults with the paper. The only figures that the paper has are a bunch of bar graphs, but they are accurately labelled.</text:p>
      <text:p text:style-name="P1"/>
      <text:p text:style-name="P1">2.d.</text:p>
      <text:p text:style-name="P1">The takeaway of this paper is that even if smartphones do provide a abundance of computing power, which can be utilized for multi-tasking and efficiently solving problems, there is a price to pay; which is the increasing dependence on it and the resulting effects on mental health, one effect amongst many which is discussed in this paper. The results presented in the paper tell us one very important thing; never to lean on your smartphone's wondrous abilities <text:span text:style-name="T1">too much</text:span>. I am convinced of these results, even if they do mention that this effect also depends on overall smartphone dependence and emotional attachment (which I don't possess, and therefore these detrimental effects are very much limited in my case, from what I gather), they do make it a point with their experiments that this can definitely turn out to be a proble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verpass" svg:font-family="Overpas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Bitstream Vera Sans" svg:font-family="'Bitstream Ver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Bitstream Vera Sans" style:font-size-asian="10.5pt" style:language-asian="zh" style:country-asian="CN" style:font-name-complex="Bitstream Ver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9T22:05:25.361792075</meta:creation-date>
    <dc:date>2019-01-29T22:08:41.660422847</dc:date>
    <meta:editing-duration>PT3M19S</meta:editing-duration>
    <meta:editing-cycles>1</meta:editing-cycles>
    <meta:document-statistic meta:table-count="0" meta:image-count="0" meta:object-count="0" meta:page-count="2" meta:paragraph-count="15" meta:word-count="569" meta:character-count="3430" meta:non-whitespace-character-count="2873"/>
    <meta:generator>LibreOffice/6.1.4.2$Linux_X86_64 LibreOffice_project/10$Build-2</meta:generator>
  </office:meta>
</office:document-meta>
</file>